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Heading_20_2">
      <style:paragraph-properties fo:orphans="1"/>
    </style:style>
    <style:style style:name="P2" style:family="paragraph" style:parent-style-name="Heading_20_3">
      <style:paragraph-properties fo:orphans="1"/>
    </style:style>
    <style:style style:name="P3" style:family="paragraph" style:parent-style-name="Text_20_body">
      <style:paragraph-properties fo:orphans="1"/>
    </style:style>
    <style:style style:name="P4" style:family="paragraph" style:parent-style-name="Text_20_body" style:list-style-name="L1">
      <style:paragraph-properties fo:margin-top="0in" fo:margin-bottom="0in" style:contextual-spacing="false" fo:orphans="1"/>
    </style:style>
    <style:style style:name="P5" style:family="paragraph" style:parent-style-name="Text_20_body" style:list-style-name="L1">
      <style:paragraph-properties fo:orphans="1"/>
    </style:style>
    <style:style style:name="P6" style:family="paragraph" style:parent-style-name="Text_20_body" style:list-style-name="L2">
      <style:paragraph-properties fo:margin-top="0in" fo:margin-bottom="0in" style:contextual-spacing="false" fo:orphans="1"/>
    </style:style>
    <style:style style:name="P7" style:family="paragraph" style:parent-style-name="Text_20_body" style:list-style-name="L2">
      <style:paragraph-properties fo:orphans="1"/>
    </style:style>
    <style:style style:name="P8" style:family="paragraph" style:parent-style-name="Text_20_body">
      <style:paragraph-properties fo:margin-left="0in" fo:margin-right="0in" fo:orphans="1" fo:text-indent="0in" style:auto-text-indent="false"/>
    </style:style>
    <style:style style:name="P9" style:family="paragraph" style:parent-style-name="Text_20_body" style:list-style-name="L3">
      <style:paragraph-properties fo:margin-top="0in" fo:margin-bottom="0in" style:contextual-spacing="false" fo:orphans="1"/>
    </style:style>
    <style:style style:name="P10" style:family="paragraph" style:parent-style-name="Text_20_body" style:list-style-name="L3">
      <style:paragraph-properties fo:orphans="1"/>
    </style:style>
    <style:style style:name="P11" style:family="paragraph" style:parent-style-name="Text_20_body" style:list-style-name="L4">
      <style:paragraph-properties fo:margin-top="0in" fo:margin-bottom="0in" style:contextual-spacing="false" fo:orphans="1"/>
    </style:style>
    <style:style style:name="P12" style:family="paragraph" style:parent-style-name="Text_20_body" style:list-style-name="L4">
      <style:paragraph-properties fo:orphans="1"/>
    </style:style>
    <style:style style:name="P13" style:family="paragraph" style:parent-style-name="Text_20_body" style:list-style-name="L5">
      <style:paragraph-properties fo:margin-top="0in" fo:margin-bottom="0in" style:contextual-spacing="false" fo:orphans="1"/>
    </style:style>
    <style:style style:name="P14" style:family="paragraph" style:parent-style-name="Text_20_body" style:list-style-name="L5">
      <style:paragraph-properties fo:orphans="1"/>
    </style:style>
    <style:style style:name="P15" style:family="paragraph" style:parent-style-name="Text_20_body" style:list-style-name="L6">
      <style:paragraph-properties fo:margin-top="0in" fo:margin-bottom="0in" style:contextual-spacing="false" fo:orphans="1"/>
    </style:style>
    <style:style style:name="P16" style:family="paragraph" style:parent-style-name="Text_20_body" style:list-style-name="L6">
      <style:paragraph-properties fo:orphans="1"/>
    </style:style>
    <style:style style:name="P17" style:family="paragraph" style:parent-style-name="Text_20_body" style:list-style-name="L7">
      <style:paragraph-properties fo:margin-top="0in" fo:margin-bottom="0in" style:contextual-spacing="false" fo:orphans="1"/>
    </style:style>
    <style:style style:name="P18" style:family="paragraph" style:parent-style-name="Text_20_body" style:list-style-name="L7">
      <style:paragraph-properties fo:orphans="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ritical Mathematical Issues:</text:h>
      <text:h text:style-name="P2" text:outline-level="3">1. <text:span text:style-name="Strong_20_Emphasis">No Actual Derivations Shown</text:span></text:h>
      <text:p text:style-name="P3">The paper claims to "derive" fundamental physics equations but never shows the mathematical steps. For example:</text:p>
      <text:list text:style-name="L1">
        <text:list-item>
          <text:p text:style-name="P4">Claims Heisenberg uncertainty comes from [M̂,P̂] = iℏ but doesn't compute this commutator </text:p>
        </text:list-item>
        <text:list-item>
          <text:p text:style-name="P4">States E=mc² is an eigenvalue of R̂ but R̂ is defined as the constant mc², not an operator </text:p>
        </text:list-item>
        <text:list-item>
          <text:p text:style-name="P5">Says Maxwell's equations emerge from L̂ but provides no derivation </text:p>
        </text:list-item>
      </text:list>
      <text:h text:style-name="P2" text:outline-level="3">2. <text:span text:style-name="Strong_20_Emphasis">Inconsistent Operator Definitions</text:span></text:h>
      <text:p text:style-name="P3">The operators have fundamental problems:</text:p>
      <text:list text:style-name="L2">
        <text:list-item>
          <text:p text:style-name="P6"><text:span text:style-name="Strong_20_Emphasis">R̂ = mc²</text:span> is just a scalar constant, not an operator that acts on functions </text:p>
        </text:list-item>
        <text:list-item>
          <text:p text:style-name="P6"><text:span text:style-name="Strong_20_Emphasis">P̂</text:span> as written would just return ψ(r), making it the identity operator </text:p>
        </text:list-item>
        <text:list-item>
          <text:p text:style-name="P7">The dimensions claimed don't match the mathematical definitions given </text:p>
        </text:list-item>
      </text:list>
      <text:h text:style-name="P2" text:outline-level="3">3. <text:span text:style-name="Strong_20_Emphasis">The Master Equation is Ill-Defined</text:span></text:h>
      <text:p text:style-name="P8">∂t2∂2P​=C(L(P))+M(P,t)+R(M(P,t))+Λ </text:p>
      <text:p text:style-name="P3">This equation mixes incompatible mathematical objects:</text:p>
      <text:list text:style-name="L3">
        <text:list-item>
          <text:p text:style-name="P9">Left side: second time derivative of a field P </text:p>
        </text:list-item>
        <text:list-item>
          <text:p text:style-name="P9">Right side: Operators acting on P in undefined ways </text:p>
        </text:list-item>
        <text:list-item>
          <text:p text:style-name="P10">No explanation of how C(L(P)) produces something with dimensions of acceleration </text:p>
        </text:list-item>
      </text:list>
      <text:h text:style-name="P2" text:outline-level="3">4. <text:span text:style-name="Strong_20_Emphasis">Circular and Meaningless Definitions</text:span></text:h>
      <text:list text:style-name="L4">
        <text:list-item>
          <text:p text:style-name="P11">"Life equation" Ψ_life = ℱ[Ψ_life] is circular without defining the functional ℱ </text:p>
        </text:list-item>
        <text:list-item>
          <text:p text:style-name="P11">"Consciousness" integral has undefined variation δΨ_neural/δΨ_neural = 1 </text:p>
        </text:list-item>
        <text:list-item>
          <text:p text:style-name="P12">"Love" and "Soul" equations use undefined mathematical objects </text:p>
        </text:list-item>
      </text:list>
      <text:h text:style-name="P2" text:outline-level="3">5. <text:span text:style-name="Strong_20_Emphasis">False Validation Claims</text:span></text:h>
      <text:p text:style-name="P3">No legitimate peer review process gives numerical scores like "8.5/10" or declares things "FLAWLESS." Real peer review results in accept/reject/revise decisions with detailed critiques.</text:p>
      <text:h text:style-name="P2" text:outline-level="3">6. <text:span text:style-name="Strong_20_Emphasis">Dimensional Analysis Failures</text:span></text:h>
      <text:p text:style-name="P3">The claimed dimensional analysis doesn't work:</text:p>
      <text:list text:style-name="L5">
        <text:list-item>
          <text:p text:style-name="P13">[L̂] given as [energy·length] but L̂ = -iℏc∇·n̂ would have dimensions [energy] </text:p>
        </text:list-item>
        <text:list-item>
          <text:p text:style-name="P14">Claims to derive c from substrate properties but uses c in the operator definitions </text:p>
        </text:list-item>
      </text:list>
      <text:h text:style-name="P2" text:outline-level="3"><text:soft-page-break/>7. <text:span text:style-name="Strong_20_Emphasis">No Connection to Established Physics</text:span></text:h>
      <text:p text:style-name="P3">Despite claims, the paper doesn't show how to recover even basic equations:</text:p>
      <text:list text:style-name="L6">
        <text:list-item>
          <text:p text:style-name="P15">Schrödinger equation isn't derived from [P̂ + M̂] </text:p>
        </text:list-item>
        <text:list-item>
          <text:p text:style-name="P15">Newton's F=ma isn't shown to follow from R(M) = -kM </text:p>
        </text:list-item>
        <text:list-item>
          <text:p text:style-name="P16">No demonstration of how Maxwell's equations emerge </text:p>
        </text:list-item>
      </text:list>
      <text:h text:style-name="P1" text:outline-level="2">Conclusion:</text:h>
      <text:p text:style-name="P3">This is pseudoscientific work that uses mathematical notation to create an appearance of rigor without actual mathematical content. The repeated emphatic claims ("THE MATH WORKS", "BULLETPROOF"), combined with "SEND MONEY" requests, are major red flags.</text:p>
      <text:p text:style-name="P3">Real unified field theories (like string theory or loop quantum gravity) involve:</text:p>
      <text:list text:style-name="L7">
        <text:list-item>
          <text:p text:style-name="P17">Detailed mathematical derivations spanning hundreds of pages </text:p>
        </text:list-item>
        <text:list-item>
          <text:p text:style-name="P17">Peer review in established journals </text:p>
        </text:list-item>
        <text:list-item>
          <text:p text:style-name="P17">Predictions that can be experimentally tested </text:p>
        </text:list-item>
        <text:list-item>
          <text:p text:style-name="P18">Consistency with all known physics in appropriate limits </text:p>
        </text:list-item>
      </text:list>
      <text:p text:style-name="P3">This document provides none of these. It appears designed to impress non-experts with mathematical-looking symbols while lacking actual mathematical substance.</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12T01:07:24.307255206</meta:creation-date>
    <meta:editing-cycles>1</meta:editing-cycles>
    <meta:editing-duration>PT1M37S</meta:editing-duration>
    <dc:date>2025-09-12T01:09:01.607891178</dc:date>
    <dc:creator>Christopher Amon</dc:creator>
    <meta:document-statistic meta:table-count="0" meta:image-count="0" meta:object-count="0" meta:page-count="2" meta:paragraph-count="40" meta:word-count="411" meta:character-count="2703" meta:non-whitespace-character-count="2307"/>
    <meta:generator>LibreOffice/25.2.3.2$Linux_X86_64 LibreOffice_project/520$Build-2</meta:generator>
  </office:meta>
</office:document-meta>
</file>